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5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shapes>
          <draw:frame draw:z-index="0" draw:style-name="gr1" draw:text-style-name="P1" svg:width="15.997cm" svg:height="9.004cm" svg:x="8.619cm" svg:y="4.248cm">
            <draw:object draw:notify-on-update-of-ranges="PT@categories PT@label 0 PT@data 0 PT@label 1 PT@data 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4"/>
        <table:table-row table:style-name="ro1">
          <table:table-cell table:style-name="ce1" office:value-type="string" calcext:value-type="string">
            <text:p>Somme - montant</text:p>
          </table:table-cell>
          <table:table-cell table:style-name="ce6" office:value-type="string" calcext:value-type="string">
            <text:p>typevente</text:p>
          </table:table-cell>
          <table:table-cell table:style-name="ce11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En magasin</text:p>
          </table:table-cell>
          <table:table-cell table:style-name="ce12" office:value-type="string" calcext:value-type="string">
            <text:p>En ligne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14687" calcext:value-type="float">
            <text:p>14687</text:p>
          </table:table-cell>
          <table:table-cell table:style-name="ce13" office:value-type="float" office:value="9406" calcext:value-type="float">
            <text:p>940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06" calcext:value-type="float">
            <text:p>13206</text:p>
          </table:table-cell>
          <table:table-cell office:value-type="float" office:value="11383" calcext:value-type="float">
            <text:p>1138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438" calcext:value-type="float">
            <text:p>17438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433" calcext:value-type="float">
            <text:p>19433</text:p>
          </table:table-cell>
          <table:table-cell office:value-type="float" office:value="11909" calcext:value-type="float">
            <text:p>11909</text:p>
          </table:table-cell>
        </table:table-row>
        <table:table-row table:style-name="ro1">
          <table:table-cell table:style-name="ce5" office:value-type="float" office:value="2024" calcext:value-type="float">
            <text:p>2024</text:p>
          </table:table-cell>
          <table:table-cell table:style-name="ce10" office:value-type="float" office:value="22361" calcext:value-type="float">
            <text:p>22361</text:p>
          </table:table-cell>
          <table:table-cell table:style-name="ce15" office:value-type="float" office:value="13679" calcext:value-type="float">
            <text:p>13679</text:p>
          </table:table-cell>
        </table:table-row>
      </table:table>
      <table:named-expressions/>
      <table:database-ranges>
        <table:database-range table:name="__Anonymous_Sheet_DB__3" table:target-range-address="'Table dynamique_Table dynamique_Table dynamique_Feuille1_1_1_1'.B2:'Table dynamique_Table dynamique_Table dynamique_Feuille1_1_1_1'.C7"/>
      </table:database-ranges>
      <table:data-pilot-tables>
        <table:data-pilot-table table:name="DataPilot1" table:application-data="" table:target-range-address="'Table dynamique_Table dynamique_Table dynamique_Feuille1_1_1_1'.A1:'Table dynamique_Table dynamique_Table dynamique_Feuille1_1_1_1'.C7" table:buttons="'Table dynamique_Table dynamique_Table dynamique_Feuille1_1_1_1'.A2 'Table dynamique_Table dynamique_Table dynamique_Feuille1_1_1_1'.B1" table:grand-total="none" table:show-filter-button="false" table:drill-down-on-double-click="false">
          <table:database-source-query table:database-name="vraiSAEBD" table:query-name="Graph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ooo:display-name="En magasin" table:display="true" table:show-details="true"/>
                <table:data-pilot-member table:name="O" tableooo:display-name="En lign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16" table:display="true" table:show-details="true"/>
                <table:data-pilot-member table:name="9406" table:display="true" table:show-details="true"/>
                <table:data-pilot-member table:name="11383" table:display="true" table:show-details="true"/>
                <table:data-pilot-member table:name="11909" table:display="true" table:show-details="true"/>
                <table:data-pilot-member table:name="13206" table:display="true" table:show-details="true"/>
                <table:data-pilot-member table:name="13679" table:display="true" table:show-details="true"/>
                <table:data-pilot-member table:name="14687" table:display="true" table:show-details="true"/>
                <table:data-pilot-member table:name="17438" table:display="true" table:show-details="true"/>
                <table:data-pilot-member table:name="19433" table:display="true" table:show-details="true"/>
                <table:data-pilot-member table:name="223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4:19:36.9034088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5:16:10.736465234</meta:creation-date>
    <dc:date>2025-03-28T14:21:38.209855210</dc:date>
    <meta:editing-duration>PT17M55S</meta:editing-duration>
    <meta:editing-cycles>3</meta:editing-cycles>
    <meta:generator>LibreOffice/24.2.7.2$Linux_X86_64 LibreOffice_project/420$Build-2</meta:generator>
    <meta:document-statistic meta:table-count="4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line" chart:style-name="ch1">
        <chart:title svg:x="5.468cm" svg:y="0.316cm" chart:style-name="ch2">
          <text:p>Evolution chiffre d'affaire</text:p>
        </chart:title>
        <chart:subtitle svg:x="4.066cm" svg:y="1.275cm" chart:style-name="ch3">
          <text:p>Comparaison ventes en ligne et en magasin</text:p>
        </chart:subtitle>
        <chart:legend chart:legend-position="end" svg:x="12.855cm" svg:y="2.951cm" style:legend-expansion="high" chart:style-name="ch4"/>
        <chart:plot-area chart:style-name="ch5" table:cell-range-address="PivotChart" chart:data-source-has-labels="column" svg:x="0.319cm" svg:y="2.138cm" svg:width="12.217cm" svg:height="5.787cm">
          <chart:coordinate-region svg:x="1.523cm" svg:y="2.337cm" svg:width="10.641cm" svg:height="4.941cm"/>
          <chart:axis chart:dimension="x" chart:name="primary-x" chart:style-name="ch6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5"/>
          </chart:series>
          <chart:series chart:style-name="ch9" chart:values-cell-range-address="PT@data 1" chart:label-cell-address="PT@label 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magasin</text:p>
                <draw:g>
                  <svg:desc>PT@label 0</svg:desc>
                </draw:g>
              </table:table-cell>
              <table:table-cell office:value-type="string">
                <text:p>En lign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687">
                <text:p>14687</text:p>
                <draw:g>
                  <svg:desc>PT@data 0</svg:desc>
                </draw:g>
              </table:table-cell>
              <table:table-cell office:value-type="float" office:value="9406">
                <text:p>9406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06">
                <text:p>13206</text:p>
              </table:table-cell>
              <table:table-cell office:value-type="float" office:value="11383">
                <text:p>1138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438">
                <text:p>17438</text:p>
              </table:table-cell>
              <table:table-cell office:value-type="float" office:value="9116">
                <text:p>911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433">
                <text:p>19433</text:p>
              </table:table-cell>
              <table:table-cell office:value-type="float" office:value="11909">
                <text:p>1190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61">
                <text:p>22361</text:p>
              </table:table-cell>
              <table:table-cell office:value-type="float" office:value="13679">
                <text:p>13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